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Black1" svg:font-family="'Arial Black'"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atha" svg:font-family="Lath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style:font-size-asian="14pt" style:font-name-complex="Calibri1"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tab-stops>
          <style:tab-stop style:position="4.149cm"/>
        </style:tab-stops>
      </style:paragraph-properties>
      <style:text-properties fo:font-size="14pt" style:font-size-asian="14pt" style:font-size-complex="14pt"/>
    </style:style>
    <style:style style:name="P4" style:family="paragraph" style:parent-style-name="Standard">
      <style:paragraph-properties>
        <style:tab-stops>
          <style:tab-stop style:position="4.149cm"/>
        </style:tab-stops>
      </style:paragraph-properties>
    </style:style>
    <style:style style:name="P5" style:family="paragraph" style:parent-style-name="Standard">
      <style:text-properties style:font-name="Arial" fo:font-size="14pt" style:font-size-asian="14pt" style:font-name-complex="Arial1" style:font-size-complex="14pt"/>
    </style:style>
    <style:style style:name="P6" style:family="paragraph" style:parent-style-name="Standard">
      <style:paragraph-properties fo:margin-left="0cm" fo:margin-right="0cm" fo:text-indent="1.27cm" style:auto-text-indent="false"/>
    </style:style>
    <style:style style:name="P7" style:family="paragraph" style:parent-style-name="Standard" style:master-page-name="Standard">
      <style:paragraph-properties style:page-number="auto"/>
    </style:style>
    <style:style style:name="T1" style:family="text">
      <style:text-properties style:font-name="Arial" fo:font-size="12pt" fo:font-weight="bold" style:font-size-asian="12pt" style:font-weight-asian="bold" style:font-name-complex="Arial1" style:font-size-complex="12pt" style:font-weight-complex="bold"/>
    </style:style>
    <style:style style:name="T2" style:family="text">
      <style:text-properties style:font-name="Arial" fo:font-size="16pt" fo:font-weight="bold" style:font-size-asian="16pt" style:font-weight-asian="bold" style:font-name-complex="Arial1" style:font-size-complex="16pt" style:font-weight-complex="bold"/>
    </style:style>
    <style:style style:name="T3" style:family="text">
      <style:text-properties style:font-name="Arial" fo:font-size="14pt" fo:font-weight="bold" style:font-size-asian="14pt" style:font-weight-asian="bold" style:font-name-complex="Arial1" style:font-size-complex="14pt" style:font-weight-complex="bold"/>
    </style:style>
    <style:style style:name="T4" style:family="text">
      <style:text-properties style:font-name="Arial" fo:font-size="14pt" fo:font-weight="bold" style:font-size-asian="14pt" style:font-weight-asian="bold" style:font-name-complex="Calibri1" style:font-size-complex="14pt" style:font-weight-complex="bold"/>
    </style:style>
    <style:style style:name="T5" style:family="text">
      <style:text-properties fo:font-size="14pt" style:font-size-asian="14pt" style:font-name-complex="Calibri1" style:font-size-complex="14pt"/>
    </style:style>
    <style:style style:name="T6" style:family="text">
      <style:text-properties fo:font-size="14pt" style:font-size-asian="14pt" style:font-size-complex="14pt"/>
    </style:style>
    <style:style style:name="T7" style:family="text">
      <style:text-properties fo:font-size="14pt" style:font-name-asian="F" style:font-size-asian="14pt" style:font-size-complex="14pt"/>
    </style:style>
    <style:style style:name="T8" style:family="text">
      <style:text-properties fo:font-size="14pt" fo:font-weight="bold" style:font-name-asian="F"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style:font-name="Arial Black" fo:font-size="16pt" style:font-name-asian="Arial Black1" style:font-size-asian="16pt" style:font-name-complex="Arial Black1" style:font-size-complex="16pt"/>
    </style:style>
    <style:style style:name="T11" style:family="text">
      <style:text-properties fo:font-size="18pt" fo:font-weight="bold" style:font-name-asian="F" style:font-size-asian="18pt" style:font-weight-asian="bold" style:font-size-complex="18pt" style:font-weight-complex="bold"/>
    </style:style>
    <style:style style:name="T12" style:family="text">
      <style:text-properties style:font-name="Calibri Light" fo:font-size="16pt" fo:font-weight="bold" style:font-size-asian="16pt" style:font-weight-asian="bold" style:font-name-complex="Calibri Light1" style:font-size-complex="16pt"/>
    </style:style>
    <style:style style:name="T13" style:family="text">
      <style:text-properties style:font-name="Calibri Light" fo:font-size="16pt" fo:font-weight="bold" officeooo:rsid="0014d600" style:font-size-asian="16pt" style:font-weight-asian="bold" style:font-name-complex="Calibri Light1" style:font-size-complex="16pt"/>
    </style:style>
    <style:style style:name="T14" style:family="text">
      <style:text-properties fo:font-size="16pt" fo:font-weight="bold" style:font-size-asian="16pt" style:font-weight-asian="bold"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4"><text:s text:c="49"/></text:span><text:span text:style-name="T3">REPORT</text:span></text:p>
      <text:p text:style-name="Standard"><text:span text:style-name="T10">ABSTRACT:</text:span></text:p>
      <text:p text:style-name="P6"><text:span text:style-name="T7">Gnat is a working prototype stimulating an online social media website like Facebook etc using the basic concept of data structures in C. The main concept used in this module is undirected graphs that help in creating and breaking a link with other nodes whenever necessary, graphs helps in maintaining a stable secure and a growing module without any complications. This model can be used by n users where n tends to infinity. The data of each user is stored in a separate node so all the personal information remains hidden from outside users. </text:span></text:p>
      <text:p text:style-name="Standard"><text:span text:style-name="T7">It uses other minor concepts of data structures like linked list that are used to maintain the adjacency list of the users. <text:s/>Gnat performs various operations ranging from sending a friend request to messaging your friend. gnat also allows you to a post status which is only visible to the nodes directly connected to you i.e, friends. <text:s/>Gnat messaging service is as fast as any other messaging service available today. One of the major advantages is that it is FREE.</text:span></text:p>
      <text:p text:style-name="Standard"><text:span text:style-name="T10">Methodology:</text:span></text:p>
      <text:p text:style-name="Standard"><text:span text:style-name="T7">The different operations that can be performed using this application are :</text:span></text:p>
      <text:p text:style-name="Standard"><text:span text:style-name="T7">1.See friend request and accept them.</text:span></text:p>
      <text:p text:style-name="Standard"><text:span text:style-name="T7">2. Post your status on public wall.</text:span></text:p>
      <text:p text:style-name="Standard"><text:span text:style-name="T7">3.See your friends status.</text:span></text:p>
      <text:p text:style-name="Standard"><text:span text:style-name="T7">4.Display the details of all the friends .</text:span></text:p>
      <text:p text:style-name="Standard"><text:span text:style-name="T7">5.Gnat(Text) with your friends.</text:span></text:p>
      <text:p text:style-name="Standard"><text:span text:style-name="T7">6.See received messages.</text:span></text:p>
      <text:p text:style-name="Standard"><text:span text:style-name="T7">7.Look for people you may know.</text:span></text:p>
      <text:p text:style-name="Standard"><text:span text:style-name="T7">8.Search for a friend.</text:span></text:p>
      <text:p text:style-name="Standard"><text:span text:style-name="T7">9.Search for a gnatter(user).</text:span></text:p>
      <text:p text:style-name="Standard"><text:span text:style-name="T7">10.Display the entire network of friends.</text:span></text:p>
      <text:p text:style-name="Standard"><text:soft-page-break/><text:span text:style-name="T7">The different modules used in implementing these operations are:</text:span></text:p>
      <text:p text:style-name="Standard"><text:span text:style-name="T8">#main.c</text:span><text:span text:style-name="T7">(this file contains the main driver program)</text:span></text:p>
      <text:p text:style-name="Standard"><text:span text:style-name="T8">#createnodes.h(</text:span><text:span text:style-name="T7">this file contains the graph ADT and functions for creating the adjacency list and the user details )</text:span></text:p>
      <text:p text:style-name="Standard"><text:span text:style-name="T8">struct node0* createUser(char *uid,char *passwd,char *name,char *location,long *phone)</text:span></text:p>
      <text:p text:style-name="Standard"><text:span text:style-name="T7">This function creates a node for storing user information such as name,userid and password and returns the node.</text:span></text:p>
      <text:p text:style-name="Standard"><text:span text:style-name="T8">struct node* createNode(User user) </text:span></text:p>
      <text:p text:style-name="Standard"><text:span text:style-name="T7">This function takes the user node as the parameter and creates a node in the adjacency list of a user and returns the node. </text:span></text:p>
      <text:p text:style-name="Standard"><text:span text:style-name="T8">struct node2 createList(User user)</text:span></text:p>
      <text:p text:style-name="Standard"><text:span text:style-name="T7">This function takes the user node as argument and creates an element in the adjacency list(user element) of the graph and returns it.</text:span></text:p>
      <text:p text:style-name="Standard"><text:span text:style-name="T8">#graph.h</text:span><text:span text:style-name="T7">(this file contains the graph ADT using adjacency list and operations implemented using graphs)</text:span></text:p>
      <text:p text:style-name="Standard"><text:span text:style-name="T9">Graph createGraph(int v)</text:span></text:p>
      <text:p text:style-name="Standard"><text:span text:style-name="T6">This function creates a graph with v vertices where v is the maximum number of users and returning the graph itself.</text:span></text:p>
      <text:p text:style-name="Standard"><text:span text:style-name="T8">Graph addEdge(Graph graph,char* uid1,char* uid2)</text:span></text:p>
      <text:p text:style-name="Standard"><text:span text:style-name="T7">This function creates an directed edge from the user uid1 to user uid2 and returns the graph. This function is when user uid1 gives a friend request to user uid2 and when the user uid1 accepts the friend request from user uid2.</text:span></text:p>
      <text:p text:style-name="Standard"><text:span text:style-name="T8">int isNode(Graph graph,char *uid1, char *uid2)</text:span></text:p>
      <text:p text:style-name="Standard"><text:span text:style-name="T7">This function checks if a directed edge exists from user uid1 to user uid2 and returns boolean.</text:span></text:p>
      <text:p text:style-name="Standard"><text:span text:style-name="T8">Graph Unfriend(Graph graph,char *uid1,char *uid2)</text:span></text:p>
      <text:p text:style-name="Standard"><text:span text:style-name="T7">This function removes the two directed edges between the user uid1 and user uid2 and returns the graph. This removes the </text:span><text:soft-page-break/><text:span text:style-name="T7">user uid1 from user uid2’s friends list and removes user uid2 from user uid1’s friends list.</text:span></text:p>
      <text:p text:style-name="Standard"><text:span text:style-name="T8">int isFriends(Graph graph,char *uid1,char *uid2)</text:span></text:p>
      <text:p text:style-name="Standard"><text:span text:style-name="T7">This function checks if the user uid1 and user uid2 are friends and returns Boolean.</text:span></text:p>
      <text:p text:style-name="Standard"><text:span text:style-name="T8">void udetails(Graph graph,char *uid1,char *uid2,int def)</text:span></text:p>
      <text:p text:style-name="Standard"><text:span text:style-name="T7">This function displays the information of the user uid1 of the user is in the friends list of user uid1. It also displays the mutual friends of user uid1 and user uid2. It asks the user uid1 if they want to unfriend user uid2 and calls the Unfriend() function.</text:span></text:p>
      <text:p text:style-name="Standard"><text:span text:style-name="T8">void display(Graph graph)</text:span></text:p>
      <text:p text:style-name="Standard"><text:span text:style-name="T7">This function displays the entire graph. It displays the details of the adjacency list of all the nodes in the graph that is it displays the friends of all the users.</text:span></text:p>
      <text:p text:style-name="Standard"><text:span text:style-name="T11"/></text:p>
      <text:p text:style-name="P4"><text:span text:style-name="T13">F</text:span><text:span text:style-name="T12">EATURES:</text:span></text:p>
      <text:p text:style-name="P4"><text:span text:style-name="T6"> • easy to understand</text:span></text:p>
      <text:p text:style-name="P4"><text:span text:style-name="T6"> • new nodes,i.e, can be added easily <text:s/></text:span></text:p>
      <text:p text:style-name="P4"><text:span text:style-name="T6"> • user friendly</text:span></text:p>
      <text:p text:style-name="P4"><text:span text:style-name="T6"> • data of a user is hidden from the outside world.</text:span></text:p>
      <text:p text:style-name="P4"><text:span text:style-name="T6"> • link establishment is easy and a user can have multiple links</text:span></text:p>
      <text:p text:style-name="P4"><text:span text:style-name="T6"> • uses various algorithms or filters <text:s/>to suggest friends</text:span></text:p>
      <text:p text:style-name="P4"><text:span text:style-name="T6"> • helps to communicate with one another</text:span></text:p>
      <text:p text:style-name="P4"><text:span text:style-name="T6"> • keeps you updated with the outside world</text:span></text:p>
      <text:p text:style-name="P4"><text:span text:style-name="T6"> • uses graphs to secure and maintain links</text:span></text:p>
      <text:p text:style-name="P4"><text:span text:style-name="T6"> • the adjacency list, i.e, friends are maintained using linked list</text:span></text:p>
      <text:p text:style-name="P3"/>
      <text:p text:style-name="P3"/>
      <text:p text:style-name="P3"/>
      <text:p text:style-name="P4"><text:soft-page-break/><text:span text:style-name="T14">CONCLUSION:</text:span></text:p>
      <text:p text:style-name="P4"><text:span text:style-name="T6">Hence, a social networking application GNAT has been designed and implemented using data structures. The use of data structures has enhanced the way in which the operations are done and has provided additional functionality and flexibility to the program. </text:span></text:p>
      <text:p text:style-name="P5"><text:bookmark text:name="_GoBack"/></text:p>
      <text:p text:style-name="P1"/>
      <text:p text:style-name="Standard"><text:span text:style-name="T5"><text:s text:c="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Black1" svg:font-family="'Arial Black'"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atha" svg:font-family="Lath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Lath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Lath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hna Kumar</meta:initial-creator>
    <meta:editing-cycles>2</meta:editing-cycles>
    <meta:creation-date>2019-10-18T15:35:00</meta:creation-date>
    <dc:date>2020-03-30T11:38:06.183054765</dc:date>
    <meta:editing-duration>PT16M34S</meta:editing-duration>
    <meta:generator>LibreOffice/6.0.7.3$Linux_X86_64 LibreOffice_project/00m0$Build-3</meta:generator>
    <meta:document-statistic meta:table-count="0" meta:image-count="0" meta:object-count="0" meta:page-count="4" meta:paragraph-count="54" meta:word-count="736" meta:character-count="4537" meta:non-whitespace-character-count="37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